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1cm"/>
    </style:style>
    <style:style style:name="co3" style:family="table-column">
      <style:table-column-properties fo:break-before="auto" style:column-width="0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B1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2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H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3]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4]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5]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0]"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10]+[.H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B6]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11]+[.E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12]" office:value-type="float" office:value="14" calcext:value-type="float">
            <text:p>14</text:p>
          </table:table-cell>
          <table:table-cell table:number-columns-repeated="2"/>
          <table:table-cell table:formula="of:=[.H11]*[.B1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B7]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]+[.E7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1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B8]"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5]+[.E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"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B9]" office:value-type="float" office:value="46" calcext:value-type="float">
            <text:p>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17]+[.E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" office:value-type="float" office:value="46" calcext:value-type="float">
            <text:p>4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1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B10]"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9]+[.E10]" office:value-type="float" office:value="28" calcext:value-type="float">
            <text:p>28</text:p>
          </table:table-cell>
          <table:table-cell table:number-columns-repeated="3"/>
        </table:table-row>
      </table:table>
      <table:table table:name="Лист2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IF(MOD([.A2]; 2) = 0; VLOOKUP([.A2]/2; [.A:.B]; 2; 0)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IF(MOD([.A3]; 2) = 0; VLOOKUP([.A3]/2; [.A:.B]; 2; 0)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IF(MOD([.A4]; 2) = 0; VLOOKUP([.A4]/2; [.A:.B]; 2; 0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IF(MOD([.A5]; 2) = 0; VLOOKUP([.A5]/2; [.A:.B]; 2; 0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IF(MOD([.A6]; 2) = 0; VLOOKUP([.A6]/2; [.A:.B]; 2; 0); 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IF(MOD([.A7]; 2) = 0; VLOOKUP([.A7]/2; [.A:.B]; 2; 0); 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IF(MOD([.A8]; 2) = 0; VLOOKUP([.A8]/2; [.A:.B]; 2; 0)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IF(MOD([.A9]; 2) = 0; VLOOKUP([.A9]/2; [.A:.B]; 2; 0)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IF(MOD([.A10]; 2) = 0; VLOOKUP([.A10]/2; [.A:.B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IF(MOD([.A11]; 2) = 0; VLOOKUP([.A11]/2; [.A:.B]; 2; 0)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IF(MOD([.A12]; 2) = 0; VLOOKUP([.A12]/2; [.A:.B]; 2; 0)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IF(MOD([.A13]; 2) = 0; VLOOKUP([.A13]/2; [.A:.B]; 2; 0)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IF(MOD([.A14]; 2) = 0; VLOOKUP([.A14]/2; [.A:.B]; 2; 0); 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IF(MOD([.A15]; 2) = 0; VLOOKUP([.A15]/2; [.A:.B]; 2; 0); 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IF(MOD([.A16]; 2) = 0; VLOOKUP([.A16]/2; [.A:.B]; 2; 0); 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IF(MOD([.A17]; 2) = 0; VLOOKUP([.A17]/2; [.A:.B]; 2; 0); 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IF(MOD([.A18]; 2) = 0; VLOOKUP([.A18]/2; [.A:.B]; 2; 0); 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IF(MOD([.A19]; 2) = 0; VLOOKUP([.A19]/2; [.A:.B]; 2; 0); 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IF(MOD([.A20]; 2) = 0; VLOOKUP([.A20]/2; [.A:.B]; 2; 0); 0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43:16.084000000</meta:creation-date>
    <meta:generator>LibreOffice/7.5.0.3$Windows_X86_64 LibreOffice_project/c21113d003cd3efa8c53188764377a8272d9d6de</meta:generator>
    <dc:date>2023-11-28T12:55:16.787000000</dc:date>
    <meta:editing-duration>PT12M1S</meta:editing-duration>
    <meta:editing-cycles>1</meta:editing-cycles>
    <meta:document-statistic meta:table-count="2" meta:cell-count="134" meta:object-count="0"/>
  </office:meta>
</office:document-meta>
</file>